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P7" style:parent-style-name="Normal" style:family="paragraph">
      <style:text-properties fo:font-size="20pt" style:font-size-asian="20pt" style:font-size-complex="20pt"/>
    </style:style>
    <style:style style:name="P8" style:parent-style-name="Normal" style:family="paragraph">
      <style:text-properties fo:font-size="20pt" style:font-size-asian="20pt" style:font-size-complex="20pt"/>
    </style:style>
    <style:style style:name="P9" style:parent-style-name="Normal" style:family="paragraph">
      <style:text-properties fo:font-size="20pt" style:font-size-asian="20pt" style:font-size-complex="20pt"/>
    </style:style>
    <style:style style:name="T10" style:parent-style-name="DefaultParagraphFont" style:family="text">
      <style:text-properties fo:font-size="20pt" style:font-size-asian="20pt" style:font-size-complex="20pt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P12" style:parent-style-name="Normal" style:family="paragraph"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P22" style:parent-style-name="Normal" style:family="paragraph">
      <style:text-properties fo:font-size="20pt" style:font-size-asian="20pt" style:font-size-complex="20pt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Normal" style:family="paragraph">
      <style:text-properties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  <style:style style:name="P26" style:parent-style-name="Normal" style:family="paragraph">
      <style:text-properties fo:font-size="20pt" style:font-size-asian="20pt" style:font-size-complex="20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eceipt Tracker</text:p>
      <text:p text:style-name="P2"/>
      <text:p text:style-name="P3"/>
      <text:p text:style-name="P4">LOGIN</text:p>
      <text:p text:style-name="P5"/>
      <text:p text:style-name="Normal"><text:span text:style-name="T6"><draw:frame draw:z-index="251659264" draw:style-name="a0" draw:name="Picture 1" text:anchor-type="paragraph" svg:x="0in" svg:y="0.47917in" svg:width="6.5in" svg:height="2.89097in" style:rel-width="scale" style:rel-height="scale"><draw:image xlink:href="media/image1.jpeg" xlink:type="simple" xlink:show="embed" xlink:actuate="onLoad"/><svg:title/><svg:desc/></draw:frame></text:span></text:p>
      <text:p text:style-name="P7"/>
      <text:p text:style-name="P8"/>
      <text:p text:style-name="P9"/>
      <text:p text:style-name="Normal"><text:span text:style-name="T10"><draw:frame draw:z-index="251660288" draw:style-name="a1" draw:name="Picture 3" text:anchor-type="paragraph" svg:x="0in" svg:y="0.47986in" svg:width="6.5in" svg:height="2.85069in" style:rel-width="scale" style:rel-height="scale"><draw:image xlink:href="media/image2.jpeg" xlink:type="simple" xlink:show="embed" xlink:actuate="onLoad"/><svg:title/><svg:desc/></draw:frame></text:span><text:span text:style-name="T11">ADMIN</text:span></text:p>
      <text:p text:style-name="P12"/>
      <text:p text:style-name="P13"/>
      <text:p text:style-name="Normal"><text:span text:style-name="T14"><draw:frame draw:z-index="251661312" draw:style-name="a2" draw:name="Picture 4" text:anchor-type="paragraph" svg:x="0in" svg:y="0.47917in" svg:width="6.5in" svg:height="2.86042in" style:rel-width="scale" style:rel-height="scale"><draw:image xlink:href="media/image3.jpe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>ACCOUNTING</text:p>
      <text:p text:style-name="P20"/>
      <text:p text:style-name="Normal"><text:span text:style-name="T21"><draw:frame draw:z-index="251662336" draw:style-name="a3" draw:name="Picture 5" text:anchor-type="paragraph" svg:x="0in" svg:y="0.47986in" svg:width="6.5in" svg:height="2.83056in" style:rel-width="scale" style:rel-height="scale"><draw:image xlink:href="media/image4.jpeg" xlink:type="simple" xlink:show="embed" xlink:actuate="onLoad"/><svg:title/><svg:desc/></draw:frame></text:span></text:p>
      <text:p text:style-name="P22"/>
      <text:p text:style-name="Normal"><text:span text:style-name="T23"><draw:frame draw:z-index="251663360" draw:style-name="a4" draw:name="Picture 6" text:anchor-type="paragraph" svg:x="-0.05694in" svg:y="0.43194in" svg:width="6.5in" svg:height="2.72986in" style:rel-width="scale" style:rel-height="scale"><draw:image xlink:href="media/image5.jpeg" xlink:type="simple" xlink:show="embed" xlink:actuate="onLoad"/><svg:title/><svg:desc/></draw:frame></text:span></text:p>
      <text:p text:style-name="P24"/>
      <text:p text:style-name="P25">USER</text:p>
      <text:p text:style-name="P26"/>
      <text:p text:style-name="Normal"><text:span text:style-name="T27"><draw:frame draw:z-index="251664384" draw:style-name="a5" draw:name="Picture 7" text:anchor-type="paragraph" svg:x="0in" svg:y="0.47917in" svg:width="6.5in" svg:height="2.68125in" style:rel-width="scale" style:rel-height="scale"><draw:image xlink:href="media/image6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gin Dale Lercana</meta:initial-creator>
    <dc:creator>Rogin Dale Lercana</dc:creator>
    <meta:creation-date>2024-06-01T11:39:00Z</meta:creation-date>
    <dc:date>2024-06-01T11:39:00Z</dc:date>
    <meta:template xlink:href="Normal.dotm" xlink:type="simple"/>
    <meta:editing-cycles>15</meta:editing-cycles>
    <meta:editing-duration>PT360S</meta:editing-duration>
    <meta:document-statistic meta:page-count="1" meta:paragraph-count="1" meta:word-count="10" meta:character-count="70" meta:row-count="1" meta:non-whitespace-character-count="61"/>
  </office:meta>
</office:document-meta>
</file>